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3918d" officeooo:paragraph-rsid="0013918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8b8d0" officeooo:paragraph-rsid="0018b8d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aa602" officeooo:paragraph-rsid="001aa60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aa602" officeooo:paragraph-rsid="001e99f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1cc27c" officeooo:paragraph-rsid="001cc27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e99f4" officeooo:paragraph-rsid="001e99f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3bd002" officeooo:paragraph-rsid="003bd00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47514d" officeooo:paragraph-rsid="0047514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8b8d0" officeooo:paragraph-rsid="0018b8d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d356" officeooo:paragraph-rsid="0013918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e18d8" officeooo:paragraph-rsid="001228da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8b8d0" officeooo:paragraph-rsid="0018b8d0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0e18d8" officeooo:paragraph-rsid="001228da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b8d0" officeooo:paragraph-rsid="0018b8d0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e18d8" officeooo:paragraph-rsid="000e18d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e99f4" officeooo:paragraph-rsid="001e99f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c27c" officeooo:paragraph-rsid="001cc27c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c27c" officeooo:paragraph-rsid="0032950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bold" officeooo:rsid="0035e14e" officeooo:paragraph-rsid="0035e14e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bold" officeooo:rsid="00384ddf" officeooo:paragraph-rsid="00384dd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officeooo:rsid="003ef6c9" officeooo:paragraph-rsid="003ef6c9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b8d0" officeooo:paragraph-rsid="0018b8d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f500" officeooo:paragraph-rsid="0026f50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356" officeooo:paragraph-rsid="0013918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d76e" officeooo:paragraph-rsid="0019d76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e455" officeooo:paragraph-rsid="0029129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e455" officeooo:paragraph-rsid="0032950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c27c" officeooo:paragraph-rsid="0032950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4ddf" officeooo:paragraph-rsid="00384dd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d002" officeooo:paragraph-rsid="003bd00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ef6c9" officeooo:paragraph-rsid="003ef6c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7514d" officeooo:paragraph-rsid="0047514d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78b48" officeooo:paragraph-rsid="00478b4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a602" officeooo:paragraph-rsid="001aa60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99f4" officeooo:paragraph-rsid="001e99f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99f4" officeooo:paragraph-rsid="001aa60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7a8f" officeooo:paragraph-rsid="00207a8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af46" officeooo:paragraph-rsid="0020af4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356" officeooo:paragraph-rsid="0013918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c27c" officeooo:paragraph-rsid="001e99f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6f500" officeooo:paragraph-rsid="0026f50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13918d"/>
    </style:style>
    <style:style style:name="P43" style:family="paragraph" style:parent-style-name="Standard">
      <style:paragraph-properties fo:text-align="start" style:justify-single-word="false"/>
      <style:text-properties officeooo:paragraph-rsid="0018b8d0"/>
    </style:style>
    <style:style style:name="P44" style:family="paragraph" style:parent-style-name="Standard">
      <style:paragraph-properties fo:text-align="start" style:justify-single-word="false"/>
      <style:text-properties officeooo:paragraph-rsid="001aa602"/>
    </style:style>
    <style:style style:name="P45" style:family="paragraph" style:parent-style-name="Standard">
      <style:paragraph-properties fo:text-align="start" style:justify-single-word="false"/>
      <style:text-properties officeooo:paragraph-rsid="0019d76e"/>
    </style:style>
    <style:style style:name="P46" style:family="paragraph" style:parent-style-name="Standard">
      <style:paragraph-properties fo:text-align="start" style:justify-single-word="false"/>
      <style:text-properties officeooo:paragraph-rsid="001e99f4"/>
    </style:style>
    <style:style style:name="P47" style:family="paragraph" style:parent-style-name="Standard">
      <style:paragraph-properties fo:text-align="start" style:justify-single-word="false"/>
      <style:text-properties officeooo:paragraph-rsid="0026f500"/>
    </style:style>
    <style:style style:name="P48" style:family="paragraph" style:parent-style-name="Standard">
      <style:paragraph-properties fo:text-align="start" style:justify-single-word="false"/>
      <style:text-properties officeooo:paragraph-rsid="001cc27c"/>
    </style:style>
    <style:style style:name="P49" style:family="paragraph" style:parent-style-name="Standard">
      <style:paragraph-properties fo:text-align="start" style:justify-single-word="false"/>
      <style:text-properties officeooo:paragraph-rsid="0020af46"/>
    </style:style>
    <style:style style:name="P50" style:family="paragraph" style:parent-style-name="Standard">
      <style:paragraph-properties fo:text-align="start" style:justify-single-word="false"/>
      <style:text-properties officeooo:paragraph-rsid="0035e14e"/>
    </style:style>
    <style:style style:name="P51" style:family="paragraph" style:parent-style-name="Standard">
      <style:paragraph-properties fo:text-align="start" style:justify-single-word="false"/>
      <style:text-properties officeooo:paragraph-rsid="004911e1"/>
    </style:style>
    <style:style style:name="P52" style:family="paragraph" style:parent-style-name="Standard">
      <style:paragraph-properties fo:text-align="start" style:justify-single-word="false"/>
      <style:text-properties officeooo:paragraph-rsid="00478b48"/>
    </style:style>
    <style:style style:name="P53" style:family="paragraph" style:parent-style-name="Standard">
      <style:paragraph-properties fo:text-align="start" style:justify-single-word="false"/>
      <style:text-properties style:text-underline-style="none" officeooo:rsid="00291298" officeooo:paragraph-rsid="00291298"/>
    </style:style>
    <style:style style:name="P54" style:family="paragraph" style:parent-style-name="Standard">
      <style:paragraph-properties fo:text-align="start" style:justify-single-word="false"/>
      <style:text-properties style:text-underline-style="none" officeooo:rsid="00329501" officeooo:paragraph-rsid="00329501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228da" officeooo:paragraph-rsid="001228da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228da" officeooo:paragraph-rsid="001228d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3b0be8" officeooo:paragraph-rsid="003b0be8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26f500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cc27c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5d356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e99f4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5d356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18b8d0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9d76e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1aa602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6f500" style:font-size-asian="12.25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27ea73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4911e1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49d939" style:font-size-asian="12.25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4ac609" style:font-size-asian="12.25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478b48" style:font-size-asian="12.25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4eb382" style:font-size-asian="12.25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47bb02" style:font-size-asian="12.25pt" style:font-weight-asian="normal" style:font-size-complex="14pt" style:font-weight-complex="normal"/>
    </style:style>
    <style:style style:name="T19" style:family="text">
      <style:text-properties fo:font-size="14pt" style:text-underline-style="none" fo:font-weight="normal" officeooo:rsid="0048ed3c" style:font-size-asian="12.25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1aa602" style:font-size-asian="14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1cc27c" style:font-size-asian="14pt" style:font-weight-asian="normal" style:font-size-complex="14pt" style:font-weight-complex="normal"/>
    </style:style>
    <style:style style:name="T23" style:family="text">
      <style:text-properties fo:font-size="14pt" style:text-underline-style="none" fo:font-weight="normal" officeooo:rsid="001e99f4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officeooo:rsid="0020af46" style:font-size-asian="14pt" style:font-weight-asian="normal" style:font-size-complex="14pt" style:font-weight-complex="normal"/>
    </style:style>
    <style:style style:name="T25" style:family="text">
      <style:text-properties fo:font-size="14pt" style:text-underline-style="none" fo:font-weight="normal" officeooo:rsid="002210ef" style:font-size-asian="14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225b79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none" fo:font-weight="bold" officeooo:rsid="0026f500" style:font-size-asian="12.25pt" style:font-weight-asian="bold" style:font-size-complex="14pt" style:font-weight-complex="bold"/>
    </style:style>
    <style:style style:name="T28" style:family="text">
      <style:text-properties fo:font-size="14pt" style:text-underline-style="none" fo:font-weight="bold" officeooo:rsid="002a234f" style:font-size-asian="12.25pt" style:font-weight-asian="bold" style:font-size-complex="14pt" style:font-weight-complex="bold"/>
    </style:style>
    <style:style style:name="T29" style:family="text">
      <style:text-properties fo:font-size="14pt" style:text-underline-style="none" fo:font-weight="bold" officeooo:rsid="002ca2fb" style:font-size-asian="12.25pt" style:font-weight-asian="bold" style:font-size-complex="14pt" style:font-weight-complex="bold"/>
    </style:style>
    <style:style style:name="T30" style:family="text">
      <style:text-properties fo:font-size="14pt" style:text-underline-style="none" fo:font-weight="bold" officeooo:rsid="0035e14e" style:font-size-asian="12.25pt" style:font-weight-asian="bold" style:font-size-complex="14pt" style:font-weight-complex="bold"/>
    </style:style>
    <style:style style:name="T31" style:family="text">
      <style:text-properties fo:font-size="14pt" style:text-underline-style="none" fo:font-weight="bold" officeooo:rsid="0042f774" style:font-size-asian="12.25pt" style:font-weight-asian="bold" style:font-size-complex="14pt" style:font-weight-complex="bold"/>
    </style:style>
    <style:style style:name="T32" style:family="text">
      <style:text-properties fo:font-size="14pt" style:text-underline-style="none" fo:font-weight="bold" officeooo:rsid="004679ed" style:font-size-asian="12.25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normal" officeooo:rsid="0026f500" style:font-size-asian="12.25pt" style:font-weight-asian="normal" style:font-size-complex="14pt" style:font-weight-complex="normal"/>
    </style:style>
    <style:style style:name="T34" style:family="text">
      <style:text-properties fo:font-size="14pt" style:text-underline-style="solid" style:text-underline-width="auto" style:text-underline-color="font-color" fo:font-weight="normal" officeooo:rsid="0027ea73" style:font-size-asian="12.25pt" style:font-weight-asian="normal" style:font-size-complex="14pt" style:font-weight-complex="normal"/>
    </style:style>
    <style:style style:name="T35" style:family="text">
      <style:text-properties officeooo:rsid="0011f0c6"/>
    </style:style>
    <style:style style:name="T36" style:family="text">
      <style:text-properties fo:font-size="16pt" style:text-underline-style="none" fo:font-weight="bold" officeooo:rsid="0013918d" style:font-size-asian="16pt" style:font-weight-asian="bold" style:font-size-complex="16pt" style:font-weight-complex="bold"/>
    </style:style>
    <style:style style:name="T37" style:family="text">
      <style:text-properties fo:font-size="16pt" style:text-underline-style="none" fo:font-weight="bold" officeooo:rsid="00153b94" style:font-size-asian="16pt" style:font-weight-asian="bold" style:font-size-complex="16pt" style:font-weight-complex="bold"/>
    </style:style>
    <style:style style:name="T38" style:family="text">
      <style:text-properties fo:font-size="16pt" style:text-underline-style="none" fo:font-weight="bold" officeooo:rsid="0015d356" style:font-size-asian="16pt" style:font-weight-asian="bold" style:font-size-complex="16pt" style:font-weight-complex="bold"/>
    </style:style>
    <style:style style:name="T39" style:family="text">
      <style:text-properties fo:font-size="16pt" style:text-underline-style="none" fo:font-weight="bold" officeooo:rsid="001aa602" style:font-size-asian="16pt" style:font-weight-asian="bold" style:font-size-complex="16pt" style:font-weight-complex="bold"/>
    </style:style>
    <style:style style:name="T40" style:family="text">
      <style:text-properties officeooo:rsid="0015d356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cc27c"/>
    </style:style>
    <style:style style:name="T43" style:family="text">
      <style:text-properties officeooo:rsid="001e99f4"/>
    </style:style>
    <style:style style:name="T44" style:family="text">
      <style:text-properties officeooo:rsid="002e58f2"/>
    </style:style>
    <style:style style:name="T45" style:family="text">
      <style:text-properties officeooo:rsid="003ef6c9"/>
    </style:style>
    <style:style style:name="T46" style:family="text">
      <style:text-properties officeooo:rsid="0044c7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Game asset creation with Blender and Substance Painter</text:p>
      <text:p text:style-name="P55"/>
      <text:p text:style-name="P56">Marcel Römer (m1smr@hotmail.com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1"><text:soft-page-break/>C<text:span text:style-name="T35">ontents</text:span></text:p>
      <text:p text:style-name="P13"/>
      <text:p text:style-name="P1"><text:span text:style-name="T40">1. </text:span>Determine what kind of asset is needed</text:p>
      <text:p text:style-name="P13"/>
      <text:p text:style-name="P42"><text:span text:style-name="T38">2. </text:span><text:span text:style-name="T36">Creating the 3D mod</text:span><text:span text:style-name="T37">el</text:span></text:p>
      <text:p text:style-name="P10"/>
      <text:p text:style-name="P24"><text:tab/>1. Before modeling</text:p>
      <text:p text:style-name="P42"><text:span text:style-name="T7"><text:tab/>2. modeling with Blender</text:span><text:span text:style-name="T36"><text:tab/></text:span></text:p>
      <text:p text:style-name="P1"><text:tab/><text:span text:style-name="T5">3. prepare model for shading</text:span></text:p>
      <text:p text:style-name="P39"/>
      <text:p text:style-name="P1"/>
      <text:p text:style-name="P1"><text:span text:style-name="T40">3. </text:span>Shading/Texturing the 3D model</text:p>
      <text:p text:style-name="P1"/>
      <text:p text:style-name="P1"><text:tab/></text:p>
      <text:p text:style-name="P1"><text:span text:style-name="T40">4. </text:span>Animating the 3D mo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1. Determine what kind of asset is needed</text:p>
      <text:p text:style-name="P2"/>
      <text:p text:style-name="P2">Which object is it?</text:p>
      <text:p text:style-name="P22"/>
      <text:p text:style-name="P2">What art style should be used?</text:p>
      <text:p text:style-name="P22"/>
      <text:p text:style-name="P22"/>
      <text:p text:style-name="P12">2. Creating the 3D model</text:p>
      <text:p text:style-name="P14"/>
      <text:p text:style-name="P9"><text:span text:style-name="T42">2.</text:span>1 Before modeling</text:p>
      <text:p text:style-name="P9"/>
      <text:p text:style-name="P22"><text:tab/>1. Find main reference and other references</text:p>
      <text:p text:style-name="P43"><text:span text:style-name="T8"><text:tab/>2. <text:s/>Duplicate main reference </text:span><text:span text:style-name="T9">picture </text:span><text:span text:style-name="T8">a</text:span><text:span text:style-name="T9">nd split the object into p</text:span><text:span text:style-name="T10">arts</text:span><text:span text:style-name="T9"> marked with <text:tab/> <text:s/><text:tab/> <text:s/>numbers from 1-n in GIMP</text:span></text:p>
      <text:p text:style-name="P45"><text:span text:style-name="T8"><text:tab/>3. </text:span><text:span text:style-name="T9">Insert main reference in Blender as background image and scale it to the correct</text:span></text:p>
      <text:p text:style-name="P25"><text:tab/> <text:s text:c="2"/>size</text:p>
      <text:p text:style-name="P43"><text:span text:style-name="T8"><text:tab/>4. </text:span><text:span text:style-name="T9">Create collection for each object marked with a number in the main reference <text:tab/> <text:s/><text:tab/> <text:s/>and create the subcollections main, secondary, bool for each main collection</text:span></text:p>
      <text:p text:style-name="P14"/>
      <text:p text:style-name="P3">2.<text:span text:style-name="T42">2</text:span> Modeling with Blender</text:p>
      <text:p text:style-name="P3"/>
      <text:p text:style-name="P16">2.2.1 Guidelines to follow</text:p>
      <text:p text:style-name="P6"/>
      <text:p text:style-name="P46"><text:span text:style-name="T39"><text:tab/></text:span><text:span text:style-name="T21">- </text:span><text:span text:style-name="T22">Create one part at a time, start with part 1 until it is finished and then continue</text:span></text:p>
      <text:p text:style-name="P46"><text:span text:style-name="T22"><text:tab/>- </text:span><text:span text:style-name="T26">Keep it organized, move parts to the right collections</text:span></text:p>
      <text:p text:style-name="P40"><text:tab/>- <text:span text:style-name="T45">Dont use marked sharp edges without bevel weight also, so dont keep sharp <text:tab/><text:tab/> <text:s/>edges without bevel</text:span></text:p>
      <text:p text:style-name="P40"/>
      <text:p text:style-name="P16">2.2.2 Choose a modeling workflow</text:p>
      <text:p text:style-name="P4"/>
      <text:p text:style-name="P4"><text:tab/><text:span text:style-name="T4">- </text:span><text:span text:style-name="T6">Subdivision surface workflow</text:span></text:p>
      <text:p text:style-name="P4"><text:span text:style-name="T4"><text:tab/>- </text:span><text:span text:style-name="T6">Bool and Bevel workflow</text:span><text:tab/></text:p>
      <text:p text:style-name="P4"/>
      <text:p text:style-name="P37">Bool and Bevel workflow is recommended as it is easier, takes less time, creates way less polygons</text:p>
      <text:p text:style-name="P3"/>
      <text:p text:style-name="P16">2.2.3 Modeling with the bool and bevel workflow</text:p>
      <text:p text:style-name="P16"/>
      <text:p text:style-name="P16"><text:soft-page-break/><text:tab/><text:span text:style-name="T41">1. Model part without bevels, model smooth curvature but not sharp edge bevels</text:span></text:p>
      <text:p text:style-name="P35"><text:tab/>2. Fix doubles, face orientation, object scale, object rotation</text:p>
      <text:p text:style-name="P34"><text:tab/><text:span text:style-name="T43">2. Add bevel modifier with 1 segment, harden normals and weight as limit</text:span></text:p>
      <text:p text:style-name="P44"><text:span text:style-name="T21"><text:tab/></text:span><text:span text:style-name="T23">3. Mark edge bevel weights</text:span></text:p>
      <text:p text:style-name="P36"/>
      <text:p text:style-name="P35">Repeat with next part until all parts are finished</text:p>
      <text:p text:style-name="P35"/>
      <text:p text:style-name="P38">When all parts are finished, continue part by part</text:p>
      <text:p text:style-name="P38"/>
      <text:p text:style-name="P38"><text:tab/>1. Fix doubles, face orientation, object scale, object rotation</text:p>
      <text:p text:style-name="P38"><text:tab/>2. Check if everything looks good, fits</text:p>
      <text:p text:style-name="P38"><text:tab/>3. Duplicate entire asset root collection</text:p>
      <text:p text:style-name="P38"><text:tab/>4. Apply all modifiers</text:p>
      <text:p text:style-name="P38"><text:tab/>5. Fix doubles, face orientation, object scale, object rotation<text:tab/></text:p>
      <text:p text:style-name="P49"><text:span text:style-name="T24"><text:tab/></text:span><text:span text:style-name="T25">6. Join objects, that should represent 1 part of the asset</text:span></text:p>
      <text:p text:style-name="P57"><text:span text:style-name="T25"><text:tab/></text:span><text:span text:style-name="T20">7. Set origin point to world origin on every object</text:span></text:p>
      <text:p text:style-name="P3"/>
      <text:p text:style-name="P5">2.3 Preparing the model for shading</text:p>
      <text:p text:style-name="P17"/>
      <text:p text:style-name="P48"><text:span text:style-name="T27">2.3.1 </text:span><text:span text:style-name="T28">Correct Sep</text:span><text:span text:style-name="T29">a</text:span><text:span text:style-name="T28">ration of asset </text:span></text:p>
      <text:p text:style-name="P17"/>
      <text:p text:style-name="P47"><text:span text:style-name="T33">EVERY T</text:span><text:span text:style-name="T34">EXTURE</text:span><text:span text:style-name="T33"> NEEDS ITS OWN UV MAP!</text:span></text:p>
      <text:p text:style-name="P41"/>
      <text:p text:style-name="P53"><text:span text:style-name="T2">E</text:span><text:span text:style-name="T1">very material in Blender becomes one texture set in Substance Painter</text:span></text:p>
      <text:p text:style-name="P26"/>
      <text:p text:style-name="P27">Every material should have its own uv map</text:p>
      <text:p text:style-name="P28"/>
      <text:p text:style-name="P54"><text:span text:style-name="T3">Y</text:span><text:span text:style-name="T1">ou can use one armature for multiple objects and animate them that way</text:span></text:p>
      <text:p text:style-name="P18"><text:s text:c="2"/></text:p>
      <text:p text:style-name="P23">Possibilities:</text:p>
      <text:p text:style-name="P23"/>
      <text:p text:style-name="P47"><text:span text:style-name="T11"><text:tab/>- asset to one object and one m</text:span><text:span text:style-name="T12">aterial</text:span></text:p>
      <text:p text:style-name="P23"><text:tab/>- <text:span text:style-name="T44">asset to multiple objects and every object has 1 uv map and 1 material</text:span></text:p>
      <text:p text:style-name="P23"/>
      <text:p text:style-name="P19">2.3.2 Create UV Maps</text:p>
      <text:p text:style-name="P19"/>
      <text:p text:style-name="P50"><text:span text:style-name="T30"><text:tab/></text:span><text:span text:style-name="T31">1. Smart UV Unwrap model with angle 5</text:span><text:span text:style-name="T32">5</text:span><text:span text:style-name="T31">° </text:span><text:span text:style-name="T32">or something similar</text:span><text:span text:style-name="T31"> </text:span></text:p>
      <text:p text:style-name="P19"><text:tab/><text:span text:style-name="T46">2. Pack Uvs with UVPackmaster</text:span></text:p>
      <text:p text:style-name="P17"><text:tab/></text:p>
      <text:p text:style-name="P20">2.3.3 Create Materials</text:p>
      <text:p text:style-name="P20"/>
      <text:p text:style-name="P29"><text:soft-page-break/>Use 1 material for each UV map, so in Substance every texture set will be 1 UV map and one texture</text:p>
      <text:p text:style-name="P29"/>
      <text:p text:style-name="P29">or</text:p>
      <text:p text:style-name="P29"/>
      <text:p text:style-name="P29">Use multiple materials per UV map to split parts in Substance for easier organization, but don’t use a material in multiple UV maps</text:p>
      <text:p text:style-name="P29"/>
      <text:p text:style-name="P29"/>
      <text:p text:style-name="P21">2.3.4 Exporting to FBX</text:p>
      <text:p text:style-name="P31"/>
      <text:p text:style-name="P31"/>
      <text:p text:style-name="P31">Geometry options</text:p>
      <text:p text:style-name="P31"/>
      <text:p text:style-name="P31"><text:tab/>- Use normals only as smoothing option</text:p>
      <text:p text:style-name="P31"><text:tab/>- Don’t use anything else except apply modifiers<text:tab/></text:p>
      <text:p text:style-name="P29"/>
      <text:p text:style-name="P7">3. Shading the Modeling</text:p>
      <text:p text:style-name="P30"/>
      <text:p text:style-name="P30"><text:tab/>- Conform to the PBR guidelines with help of the PBR validation tool</text:p>
      <text:p text:style-name="P30"/>
      <text:p text:style-name="P30"/>
      <text:p text:style-name="P8">4. Animating the model</text:p>
      <text:p text:style-name="P8"/>
      <text:p text:style-name="P8">4.1 Forward Kinematic Rig</text:p>
      <text:p text:style-name="P8"/>
      <text:p text:style-name="P8">4.2 Inward Kinematic Rig</text:p>
      <text:p text:style-name="P32"/>
      <text:p text:style-name="P32">Arm example</text:p>
      <text:p text:style-name="P32"/>
      <text:p text:style-name="P32"><text:tab/>1. <text:s/>Select lower arm bone in pose mode and add Inverse Kinematic bone constraint</text:p>
      <text:p text:style-name="P32"><text:tab/><text:tab/>- Target: Armature</text:p>
      <text:p text:style-name="P32"><text:tab/><text:tab/>- Bone: Hand</text:p>
      <text:p text:style-name="P32"><text:tab/><text:tab/></text:p>
      <text:p text:style-name="P33"><text:tab/>3. Set chain length in IK constraint and set it to 2 ( to the upper arm )</text:p>
      <text:p text:style-name="P52"><text:span text:style-name="T16"><text:tab/></text:span><text:span text:style-name="T18">4</text:span><text:span text:style-name="T17">. Duplicate Hand bone and rename it to hand_IK, unparent hand_IK</text:span></text:p>
      <text:p text:style-name="P52"><text:span text:style-name="T16"><text:tab/></text:span><text:span text:style-name="T18">5</text:span><text:span text:style-name="T17">. change lower arm ik constraint bone to the new hand_IK bone</text:span></text:p>
      <text:p text:style-name="P52"><text:span text:style-name="T16"><text:tab/></text:span><text:span text:style-name="T18">6</text:span><text:span text:style-name="T17">. Add copy rotation constraint to hand bone with target hand_IK</text:span></text:p>
      <text:p text:style-name="P52"><text:span text:style-name="T16"><text:tab/></text:span><text:span text:style-name="T19">7</text:span><text:span text:style-name="T17">. IK Constraint set pole target to new bone with the right position</text:span></text:p>
      <text:p text:style-name="P51"><text:soft-page-break/><text:span text:style-name="T13"><text:tab/>8. If it doesnt work correctly, slightly move arm bones and set p</text:span><text:span text:style-name="T14">ole angle</text:span><text:span text:style-name="T13"> in <text:tab/><text:tab/>IK constraint</text:span></text:p>
      <text:p text:style-name="P51"><text:span text:style-name="T13"><text:tab/></text:span><text:span text:style-name="T15">9. Parent hand_IK to roo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_20_left"/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1T07:15:32.839000000</meta:creation-date>
    <dc:date>2020-09-21T19:24:05.193000000</dc:date>
    <meta:editing-duration>PT2H55M13S</meta:editing-duration>
    <meta:editing-cycles>49</meta:editing-cycles>
    <meta:generator>LibreOffice/6.3.4.2$Windows_X86_64 LibreOffice_project/60da17e045e08f1793c57c00ba83cdfce946d0aa</meta:generator>
    <meta:document-statistic meta:table-count="0" meta:image-count="0" meta:object-count="0" meta:page-count="6" meta:paragraph-count="83" meta:word-count="646" meta:character-count="3708" meta:non-whitespace-character-count="3063"/>
  </office:meta>
</office:document-meta>
</file>